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3.5035in"/>
    </style:style>
    <style:style style:name="Táblázat3.B" style:family="table-column">
      <style:table-column-properties style:column-width="3.9778in"/>
    </style:style>
    <style:style style:name="Táblázat3.C" style:family="table-column">
      <style:table-column-properties style:column-width="2.8313in"/>
    </style:style>
    <style:style style:name="Táblázat3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3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3.A2" style:family="table-cell">
      <style:table-cell-properties fo:padding="0.0299in" fo:border-left="0.05pt solid #000000" fo:border-right="none" fo:border-top="none" fo:border-bottom="0.05pt solid #000000"/>
    </style:style>
    <style:style style:name="Táblázat3.B2" style:family="table-cell">
      <style:table-cell-properties fo:padding="0.0299in" fo:border-left="0.05pt solid #000000" fo:border-right="none" fo:border-top="none" fo:border-bottom="0.05pt solid #000000"/>
    </style:style>
    <style:style style:name="Táblázat3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3" style:family="table-cell">
      <style:table-cell-properties fo:padding="0.0299in" fo:border-left="0.05pt solid #000000" fo:border-right="none" fo:border-top="none" fo:border-bottom="0.05pt solid #000000"/>
    </style:style>
    <style:style style:name="Táblázat3.B3" style:family="table-cell">
      <style:table-cell-properties fo:background-color="#dddddd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299in" fo:border-left="0.05pt solid #000000" fo:border-right="none" fo:border-top="none" fo:border-bottom="0.05pt solid #000000"/>
    </style:style>
    <style:style style:name="Táblázat3.B4" style:family="table-cell">
      <style:table-cell-properties fo:background-color="transparent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5" style:family="table-row">
      <style:table-row-properties style:min-row-height="0.0681in"/>
    </style:style>
    <style:style style:name="Táblázat3.A5" style:family="table-cell">
      <style:table-cell-properties fo:padding="0.0299in" fo:border-left="0.05pt solid #000000" fo:border-right="none" fo:border-top="none" fo:border-bottom="0.05pt solid #000000"/>
    </style:style>
    <style:style style:name="Táblázat3.A6" style:family="table-cell">
      <style:table-cell-properties fo:padding="0.0299in" fo:border-left="0.05pt solid #000000" fo:border-right="none" fo:border-top="none" fo:border-bottom="0.05pt solid #000000"/>
    </style:style>
    <style:style style:name="Táblázat3.B6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7" style:family="table-cell">
      <style:table-cell-properties fo:padding="0.0299in" fo:border-left="0.05pt solid #000000" fo:border-right="none" fo:border-top="none" fo:border-bottom="0.05pt solid #000000"/>
    </style:style>
    <style:style style:name="Táblázat3.A8" style:family="table-cell">
      <style:table-cell-properties fo:padding="0.0299in" fo:border-left="0.05pt solid #000000" fo:border-right="none" fo:border-top="none" fo:border-bottom="0.05pt solid #000000"/>
    </style:style>
    <style:style style:name="Táblázat3.B8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4" style:family="table">
      <style:table-properties style:width="10.3125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4.A2" style:family="table-cell">
      <style:table-cell-properties fo:padding="0.0299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in" fo:margin-bottom="0in" loext:contextual-spacing="true" fo:line-height="100%" style:writing-mode="page"/>
      <style:text-properties fo:font-size="10pt" officeooo:paragraph-rsid="004fe6dd" style:font-size-asian="10pt" style:font-size-complex="10pt"/>
    </style:style>
    <style:style style:name="P2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7d5211" style:font-size-asian="10pt" style:font-weight-asian="normal" style:font-size-complex="10pt" style:font-weight-complex="normal"/>
    </style:style>
    <style:style style:name="P3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bea76d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4fe6dd"/>
    </style:style>
    <style:style style:name="P5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4fe6dd"/>
    </style:style>
    <style:style style:name="P6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ef504"/>
    </style:style>
    <style:style style:name="P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42152"/>
    </style:style>
    <style:style style:name="P8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7b29f"/>
    </style:style>
    <style:style style:name="P9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b7ef0"/>
    </style:style>
    <style:style style:name="P10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ef600"/>
    </style:style>
    <style:style style:name="P11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6da9e"/>
    </style:style>
    <style:style style:name="P12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82b2f"/>
    </style:style>
    <style:style style:name="P13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a8244"/>
    </style:style>
    <style:style style:name="P14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bd219"/>
    </style:style>
    <style:style style:name="P15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bea76d"/>
    </style:style>
    <style:style style:name="P16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4fe6dd" style:font-weight-asian="normal" style:font-weight-complex="normal"/>
    </style:style>
    <style:style style:name="P17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66ed90" style:font-weight-asian="normal" style:font-weight-complex="normal"/>
    </style:style>
    <style:style style:name="P18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86810b" style:font-weight-asian="normal" style:font-weight-complex="normal"/>
    </style:style>
    <style:style style:name="P19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a7f572" style:font-weight-asian="normal" style:font-weight-complex="normal"/>
    </style:style>
    <style:style style:name="P20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8681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Table_20_Contents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130ea1" officeooo:paragraph-rsid="004fe6dd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954f4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7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73443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8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b1973d"/>
    </style:style>
    <style:style style:name="P29" style:family="paragraph" style:parent-style-name="Standard">
      <style:text-properties fo:language="zxx" fo:country="none" officeooo:paragraph-rsid="004fe6dd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92d588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942942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c5d210" style:font-size-asian="14pt" style:language-asian="zxx" style:country-asian="none" style:font-size-complex="14pt" style:language-complex="zxx" style:country-complex="none"/>
    </style:style>
    <style:style style:name="T6" style:family="text">
      <style:text-properties officeooo:rsid="004734d4"/>
    </style:style>
    <style:style style:name="T7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officeooo:rsid="0052c2d7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130ea1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4dcc2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56da9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642152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24b585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4734d4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32adaa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403158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66ed90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05d12b1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070843d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officeooo:rsid="0074a3b2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Courier New" fo:font-size="10pt" fo:language="zxx" fo:country="none" officeooo:rsid="007ef600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Courier New" fo:font-size="10pt" fo:language="zxx" fo:country="none" officeooo:rsid="00982b2f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Courier New" fo:font-size="10pt" fo:language="zxx" fo:country="none" officeooo:rsid="00a6cba2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Courier New" fo:font-size="10pt" fo:language="zxx" fo:country="none" officeooo:rsid="00bea76d" style:font-size-asian="10pt" style:language-asian="zxx" style:country-asian="none" style:font-size-complex="10pt" style:language-complex="zxx" style:country-complex="none"/>
    </style:style>
    <style:style style:name="T25" style:family="text">
      <style:text-properties style:font-name="Courier New" fo:font-size="10pt" fo:language="zxx" fo:country="none" fo:font-style="italic" officeooo:rsid="0052c2d7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6" style:family="text">
      <style:text-properties style:font-name="Courier New" fo:font-size="10pt" fo:language="zxx" fo:country="none" fo:font-style="italic" officeooo:rsid="004734d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7" style:family="text">
      <style:text-properties style:font-name="Courier New" fo:font-size="10pt" fo:language="zxx" fo:country="none" fo:font-style="italic" officeooo:rsid="006cc1c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8" style:family="text">
      <style:text-properties style:font-name="Courier New" fo:font-size="10pt" fo:language="zxx" fo:country="none" fo:font-style="italic" officeooo:rsid="006be62d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9" style:family="text">
      <style:text-properties style:font-name="Courier New" fo:font-size="10pt" fo:language="zxx" fo:country="none" fo:font-style="italic" officeooo:rsid="0064215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0" style:family="text">
      <style:text-properties style:font-name="Courier New" fo:font-size="10pt" fo:language="zxx" fo:country="none" fo:font-style="italic" officeooo:rsid="0066ed90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1" style:family="text">
      <style:text-properties style:font-name="Courier New" fo:font-size="10pt" fo:language="zxx" fo:country="none" fo:font-style="italic" officeooo:rsid="009a824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2" style:family="text">
      <style:text-properties style:font-name="Courier New" fo:font-size="10pt" fo:language="zxx" fo:country="none" fo:font-style="italic" officeooo:rsid="004b840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3" style:family="text">
      <style:text-properties style:font-name="Courier New" fo:font-size="10pt" fo:language="zxx" fo:country="none" fo:font-style="italic" fo:font-weight="normal" officeooo:rsid="0039a4d0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4" style:family="text">
      <style:text-properties style:font-name="Courier New" fo:font-size="10pt" fo:language="zxx" fo:country="none" fo:font-style="italic" fo:font-weight="normal" officeooo:rsid="004a684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5" style:family="text">
      <style:text-properties style:font-name="Courier New" fo:font-size="10pt" fo:language="zxx" fo:country="none" fo:font-style="normal" fo:font-weight="normal" officeooo:rsid="0039a4d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6" style:family="text">
      <style:text-properties style:font-name="Courier New" fo:font-size="10pt" fo:language="zxx" fo:country="none" fo:font-style="normal" fo:font-weight="normal" officeooo:rsid="004a684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7" style:family="text">
      <style:text-properties style:font-name="Courier New" fo:font-size="10pt" fo:language="zxx" fo:country="none" fo:font-style="normal" fo:font-weight="normal" officeooo:rsid="007b1cc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8" style:family="text">
      <style:text-properties style:font-name="Courier New" fo:font-size="10pt" fo:language="zxx" fo:country="none" fo:font-style="normal" fo:font-weight="normal" officeooo:rsid="007b7ef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9" style:family="text">
      <style:text-properties style:font-name="Courier New" fo:font-size="10pt" fo:language="zxx" fo:country="none" fo:font-style="normal" fo:font-weight="normal" officeooo:rsid="00a1a01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40" style:family="text">
      <style:text-properties style:font-name="Courier New" fo:font-size="10pt" fo:language="zxx" fo:country="none" fo:font-style="normal" officeooo:rsid="006fca3f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1" style:family="text">
      <style:text-properties style:font-name="Courier New" fo:font-size="10pt" fo:language="zxx" fo:country="none" fo:font-style="normal" officeooo:rsid="004b840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2" style:family="text">
      <style:text-properties style:font-name="Courier New" fo:language="zxx" fo:country="none" fo:font-style="normal" officeooo:rsid="0039a4d0" style:language-asian="zxx" style:country-asian="none" style:font-style-asian="normal" style:language-complex="zxx" style:country-complex="none" style:font-style-complex="normal"/>
    </style:style>
    <style:style style:name="T43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44" style:family="text">
      <style:text-properties style:font-name="Courier New" fo:language="zxx" fo:country="none" officeooo:rsid="0066ed90" style:language-asian="zxx" style:country-asian="none" style:language-complex="zxx" style:country-complex="none"/>
    </style:style>
    <style:style style:name="T45" style:family="text">
      <style:text-properties style:font-name="Courier New" fo:language="zxx" fo:country="none" officeooo:rsid="007d5211" style:language-asian="zxx" style:country-asian="none" style:language-complex="zxx" style:country-complex="none"/>
    </style:style>
    <style:style style:name="T46" style:family="text">
      <style:text-properties style:font-name="Courier New" fo:language="zxx" fo:country="none" officeooo:rsid="00bea76d" style:language-asian="zxx" style:country-asian="none" style:language-complex="zxx" style:country-complex="none"/>
    </style:style>
    <style:style style:name="T47" style:family="text">
      <style:text-properties style:font-name="Courier New" fo:language="zxx" fo:country="none" fo:font-weight="bold" officeooo:rsid="007d5211" style:language-asian="zxx" style:country-asian="none" style:font-weight-asian="bold" style:language-complex="zxx" style:country-complex="none" style:font-weight-complex="bold"/>
    </style:style>
    <style:style style:name="T48" style:family="text">
      <style:text-properties style:font-name="Courier New" fo:background-color="#dddddd" loext:char-shading-value="0"/>
    </style:style>
    <style:style style:name="T49" style:family="text">
      <style:text-properties style:font-name="Courier New" officeooo:rsid="003fbac8" fo:background-color="#dddddd" loext:char-shading-value="0"/>
    </style:style>
    <style:style style:name="T50" style:family="text">
      <style:text-properties style:font-name="Courier New" officeooo:rsid="006afff7" fo:background-color="#dddddd" loext:char-shading-value="0"/>
    </style:style>
    <style:style style:name="T51" style:family="text">
      <style:text-properties style:font-name="Courier New" officeooo:rsid="00734438" fo:background-color="#dddddd" loext:char-shading-value="0"/>
    </style:style>
    <style:style style:name="T52" style:family="text">
      <style:text-properties officeooo:rsid="006afff7"/>
    </style:style>
    <style:style style:name="T53" style:family="text">
      <style:text-properties fo:font-weight="bold" officeooo:rsid="006afff7" style:font-weight-asian="bold" style:font-weight-complex="bold"/>
    </style:style>
    <style:style style:name="T54" style:family="text">
      <style:text-properties style:font-name="Arial1"/>
    </style:style>
    <style:style style:name="T55" style:family="text">
      <style:text-properties style:font-name="Arial1" fo:font-weight="bold" officeooo:rsid="006afff7" style:font-weight-asian="bold" style:font-weight-complex="bold"/>
    </style:style>
    <style:style style:name="T56" style:family="text">
      <style:text-properties style:font-name="Arial1" officeooo:rsid="006afff7"/>
    </style:style>
    <style:style style:name="T57" style:family="text">
      <style:text-properties style:font-name="Arial1" officeooo:rsid="00954f47"/>
    </style:style>
    <style:style style:name="T58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59" style:family="text">
      <style:text-properties fo:color="#ffffff" fo:font-weight="bold" officeooo:rsid="00c913d0" fo:background-color="#ff3333" loext:char-shading-value="0" style:font-weight-asian="bold" style:font-weight-complex="bold"/>
    </style:style>
    <style:style style:name="T60" style:family="text">
      <style:text-properties fo:color="#ffffff" fo:font-weight="bold" officeooo:rsid="00cc4642" fo:background-color="#ff3333" loext:char-shading-value="0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Celestra cheatsheet - v1.</text:span><text:span text:style-name="T3">2</text:span><text:span text:style-name="T5">1</text:span><text:span text:style-name="T4">.</text:span><text:span text:style-name="T5">0</text:span><text:span text:style-name="T2"> – </text:span><text:a xlink:type="simple" xlink:href="https://github.com/Serrin/Celestra/" text:style-name="Internet_20_link" text:visited-style-name="Visited_20_Internet_20_Link"><text:span text:style-name="T58">https://github.com/Serrin/Celestra/</text:span></text:a></text:p>
      <text:p text:style-name="P27"><text:span text:style-name="T53">Main variant:</text:span><text:span text:style-name="T52"> </text:span>The <text:span text:style-name="T48">”</text:span><text:span text:style-name="T49">C</text:span><text:span text:style-name="T48">elestr</text:span><text:span text:style-name="T49">a</text:span><text:span text:style-name="T48">”</text:span> and the <text:span text:style-name="T48">”_”</text:span> objects contain these functions, except the <text:span text:style-name="T48">”</text:span><text:span text:style-name="T51">doc</text:span><text:span text:style-name="T48">”</text:span> <text:span text:style-name="T6">(this is global) </text:span>and the polyfills. Example: <text:span text:style-name="T48">”_.qsa()”</text:span></text:p>
      <text:p text:style-name="P26"><text:span text:style-name="T55">FP variant:</text:span><text:span text:style-name="T56"> The functions </text:span><text:span text:style-name="T57">and </text:span><text:span text:style-name="T54">the </text:span><text:span text:style-name="T48">”</text:span><text:span text:style-name="T51">doc</text:span><text:span text:style-name="T48">”</text:span><text:span text:style-name="T56"> </text:span><text:span text:style-name="T57">a</text:span><text:span text:style-name="T56">re available in the global namespace (</text:span><text:span text:style-name="T48">”</text:span><text:span text:style-name="T50">window</text:span><text:span text:style-name="T48">”</text:span><text:span text:style-name="T56">).</text:span>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>
          <table:table-cell table:style-name="Táblázat3.A1" office:value-type="string">
            <text:p text:style-name="P20">Basic API</text:p>
          </table:table-cell>
          <table:table-cell table:style-name="Táblázat3.A1" office:value-type="string">
            <text:p text:style-name="P20">DOM</text:p>
          </table:table-cell>
          <table:table-cell table:style-name="Táblázat3.C1" office:value-type="string">
            <text:p text:style-name="P22">Functional programming</text:p>
          </table:table-cell>
        </table:table-row>
        <table:table-row>
          <table:table-cell table:style-name="Táblázat3.A8" table:number-rows-spanned="7" office:value-type="string">
            <text:p text:style-name="P25">doc = document <text:span text:style-name="T59"><text:s/>DEPRECATED </text:span></text:p>
            <text:p text:style-name="P4"><text:span text:style-name="Source_20_Text"><text:span text:style-name="T7">qsa(&lt;selector&gt;[,context]).each( f</text:span></text:span><text:span text:style-name="Source_20_Text"><text:span text:style-name="T19">u</text:span></text:span><text:span text:style-name="Source_20_Text"><text:span text:style-name="T7">n</text:span></text:span><text:span text:style-name="Source_20_Text"><text:span text:style-name="T19">ction</text:span></text:span><text:span text:style-name="Source_20_Text"><text:span text:style-name="T7"> (el, i) { el.arguments; } );</text:span></text:span></text:p>
            <text:p text:style-name="P4"><text:span text:style-name="Source_20_Text"><text:span text:style-name="T7">qs(&lt;selector&gt;[,context]).argument;</text:span></text:span></text:p>
            <text:p text:style-name="P4"><text:span text:style-name="Source_20_Text"><text:span text:style-name="T7">domReady(&lt;f</text:span></text:span><text:span text:style-name="Source_20_Text"><text:span text:style-name="T20">u</text:span></text:span><text:span text:style-name="Source_20_Text"><text:span text:style-name="T7">n</text:span></text:span><text:span text:style-name="Source_20_Text"><text:span text:style-name="T20">ction</text:span></text:span><text:span text:style-name="Source_20_Text"><text:span text:style-name="T7">&gt;);</text:span></text:span></text:p>
            <text:p text:style-name="P4"><text:span text:style-name="Source_20_Text"><text:span text:style-name="T7">inherit(&lt;subclass&gt;,&lt;superclass&gt;);</text:span></text:span></text:p>
            <text:p text:style-name="P4"><text:span text:style-name="Source_20_Text"><text:span text:style-name="T7">random(&lt;max&gt;); </text:span></text:span><text:span text:style-name="Source_20_Text"><text:span text:style-name="T25">or</text:span></text:span><text:span text:style-name="Source_20_Text"><text:span text:style-name="T8"> </text:span></text:span><text:span text:style-name="Source_20_Text"><text:span text:style-name="T7">random(&lt;min&gt;,&lt;max&gt;);</text:span></text:span></text:p>
            <text:p text:style-name="P4"><text:span text:style-name="Source_20_Text"><text:span text:style-name="T7">getScript(&lt;url&gt;[,success]);</text:span></text:span></text:p>
            <text:p text:style-name="P4"><text:span text:style-name="Source_20_Text"><text:span text:style-name="T7">getScripts(&lt;scripts&gt;);</text:span></text:span></text:p>
            <text:p text:style-name="P4"><text:span text:style-name="Source_20_Text"><text:span text:style-name="T7">getStyle(&lt;href&gt;[,success]);</text:span></text:span></text:p>
            <text:p text:style-name="P4"><text:span text:style-name="Source_20_Text"><text:span text:style-name="T7">getStyles(&lt;styles&gt;);</text:span></text:span></text:p>
            <text:p text:style-name="P4"><text:span text:style-name="Source_20_Text"><text:span text:style-name="T7">getUrlVar([name]);</text:span></text:span></text:p>
            <text:p text:style-name="P5"><text:span text:style-name="Source_20_Text"><text:span text:style-name="T9">getUrlVarFromString(&lt;querystr&gt;[,name]);</text:span></text:span></text:p>
            <text:p text:style-name="P5"><text:span text:style-name="Source_20_Text"><text:span text:style-name="T7">obj2string(&lt;object&gt;);</text:span></text:span></text:p>
            <text:p text:style-name="P5"><text:span text:style-name="Source_20_Text"><text:span text:style-name="T7">getType(&lt;variable&gt;[,type]);</text:span></text:span></text:p>
            <text:p text:style-name="P11"><text:span text:style-name="Source_20_Text"><text:span text:style-name="T7">extend([deep,]&lt;target&gt;,&lt;source1&gt;</text:span></text:span><text:span text:style-name="Source_20_Text"><text:span text:style-name="T10">[</text:span></text:span><text:span text:style-name="Source_20_Text"><text:span text:style-name="T7">,s</text:span></text:span><text:span text:style-name="Source_20_Text"><text:span text:style-name="T11">r</text:span></text:span><text:span text:style-name="Source_20_Text"><text:span text:style-name="T7">c</text:span></text:span><text:span text:style-name="Source_20_Text"><text:span text:style-name="T11">N</text:span></text:span><text:span text:style-name="Source_20_Text"><text:span text:style-name="T10">]</text:span></text:span><text:span text:style-name="Source_20_Text"><text:span text:style-name="T7">);</text:span></text:span></text:p>
            <text:p text:style-name="P12"><text:span text:style-name="Source_20_Text"><text:span text:style-name="T7">deepAssign</text:span></text:span><text:span text:style-name="Source_20_Text"><text:span text:style-name="T22">(</text:span></text:span><text:span text:style-name="Source_20_Text"><text:span text:style-name="T7">&lt;target&gt;,&lt;source1&gt;</text:span></text:span><text:span text:style-name="Source_20_Text"><text:span text:style-name="T10">[</text:span></text:span><text:span text:style-name="Source_20_Text"><text:span text:style-name="T7">,s</text:span></text:span><text:span text:style-name="Source_20_Text"><text:span text:style-name="T11">r</text:span></text:span><text:span text:style-name="Source_20_Text"><text:span text:style-name="T7">c</text:span></text:span><text:span text:style-name="Source_20_Text"><text:span text:style-name="T11">N</text:span></text:span><text:span text:style-name="Source_20_Text"><text:span text:style-name="T10">]</text:span></text:span><text:span text:style-name="Source_20_Text"><text:span text:style-name="T7">);</text:span></text:span></text:p>
            <text:p text:style-name="P5"><text:span text:style-name="Source_20_Text"><text:span text:style-name="T7">getFullscreen();</text:span></text:span></text:p>
            <text:p text:style-name="P7"><text:span text:style-name="Source_20_Text"><text:span text:style-name="T7">setFullscreenOn(&lt;selector&gt; </text:span></text:span><text:span text:style-name="Source_20_Text"><text:span text:style-name="T29">or</text:span></text:span><text:span text:style-name="Source_20_Text"><text:span text:style-name="T12"> &lt;</text:span></text:span><text:span text:style-name="Source_20_Text"><text:span text:style-name="T13">element</text:span></text:span><text:span text:style-name="Source_20_Text"><text:span text:style-name="T12">&gt;</text:span></text:span><text:span text:style-name="Source_20_Text"><text:span text:style-name="T7">);</text:span></text:span></text:p>
            <text:p text:style-name="P5"><text:span text:style-name="Source_20_Text"><text:span text:style-name="T7">setFullscreenOff();</text:span></text:span></text:p>
            <text:p text:style-name="P5"><text:span text:style-name="Source_20_Text"><text:span text:style-name="T7">getLocation(&lt;success&gt;[,error]);</text:span></text:span></text:p>
            <text:p text:style-name="P5"><text:span text:style-name="Source_20_Text"><text:span text:style-name="T7">getDoNotTrack();</text:span></text:span></text:p>
            <text:p text:style-name="P13"><text:span text:style-name="Source_20_Text"><text:span text:style-name="T7">form2array(&lt;form&gt;);</text:span></text:span></text:p>
            <text:p text:style-name="P13"><text:span text:style-name="Source_20_Text"><text:span text:style-name="T7">form2string(&lt;form&gt;);</text:span></text:span></text:p>
            <text:p text:style-name="P10"><text:span text:style-name="Source_20_Text"><text:span text:style-name="T7">constant(&lt;value&gt;);</text:span></text:span></text:p>
            <text:p text:style-name="P10"><text:span text:style-name="Source_20_Text"><text:span text:style-name="T21">i</text:span></text:span><text:span text:style-name="Source_20_Text"><text:span text:style-name="T7">dentity(&lt;value&gt;);</text:span></text:span></text:p>
            <text:p text:style-name="P5"><text:span text:style-name="Source_20_Text"><text:span text:style-name="T7">noop();</text:span></text:span></text:p>
            <text:p text:style-name="P5"><text:span text:style-name="Source_20_Text"><text:span text:style-name="T7">repeat(&lt;iteration&gt;,&lt;callback&gt;);</text:span></text:span></text:p>
            <text:p text:style-name="P5"><text:span text:style-name="Source_20_Text"><text:span text:style-name="T7">createFile(&lt;filename&gt;,&lt;content&gt;[,</text:span></text:span><text:span text:style-name="Source_20_Text"><text:span text:style-name="T23">d</text:span></text:span><text:span text:style-name="Source_20_Text"><text:span text:style-name="T7">Type]);</text:span></text:span></text:p>
            <text:p text:style-name="P19"><text:span text:style-name="Source_20_Text"><text:span text:style-name="T18">i</text:span></text:span><text:span text:style-name="Source_20_Text"><text:span text:style-name="T7">nitArray</text:span></text:span><text:span text:style-name="Source_20_Text"><text:span text:style-name="T17">(); </text:span></text:span><text:span text:style-name="Source_20_Text"><text:span text:style-name="T31">and </text:span></text:span><text:span text:style-name="Source_20_Text"><text:span text:style-name="T7">initObject</text:span></text:span><text:span text:style-name="Source_20_Text"><text:span text:style-name="T17">();</text:span></text:span></text:p>
            <text:p text:style-name="P18"><text:span text:style-name="Source_20_Text"><text:span text:style-name="T17">initString();</text:span></text:span></text:p>
            <text:p text:style-name="P18"><text:span text:style-name="Source_20_Text"><text:span text:style-name="T17">initTrue();</text:span></text:span><text:span text:style-name="Source_20_Text"><text:span text:style-name="T30"> </text:span></text:span><text:span text:style-name="Source_20_Text"><text:span text:style-name="T31">and </text:span></text:span><text:span text:style-name="Source_20_Text"><text:span text:style-name="T17">initFalse();</text:span></text:span></text:p>
            <text:p text:style-name="P14"><text:span text:style-name="Source_20_Text"><text:span text:style-name="T14">noConflict(); </text:span></text:span><text:span text:style-name="Source_20_Text"><text:span text:style-name="T26">- </text:span></text:span><text:span text:style-name="Source_20_Text"><text:span text:style-name="T27">O</text:span></text:span><text:span text:style-name="Source_20_Text"><text:span text:style-name="T28">nly </text:span></text:span><text:span text:style-name="Source_20_Text"><text:span text:style-name="T27">in the main variant.</text:span></text:span></text:p>
            <text:p text:style-name="P14"><text:span text:style-name="Source_20_Text"><text:span text:style-name="T40">v</text:span></text:span><text:span text:style-name="Source_20_Text"><text:span text:style-name="T41">ersion;</text:span></text:span><text:span text:style-name="Source_20_Text"><text:span text:style-name="T32"> </text:span></text:span><text:span text:style-name="Source_20_Text"><text:span text:style-name="T26">- </text:span></text:span><text:span text:style-name="Source_20_Text"><text:span text:style-name="T27">O</text:span></text:span><text:span text:style-name="Source_20_Text"><text:span text:style-name="T28">nly </text:span></text:span><text:span text:style-name="Source_20_Text"><text:span text:style-name="T27">in the main variant.</text:span></text:span></text:p>
          </table:table-cell>
          <table:table-cell table:style-name="Táblázat3.B2" office:value-type="string">
            <text:p text:style-name="P16"><text:span text:style-name="Source_20_Text"><text:span text:style-name="T7">domCreate(&lt;type&gt;[,properties[,innerHTML]]);</text:span></text:span></text:p>
            <text:p text:style-name="P16"><text:span text:style-name="Source_20_Text"><text:span text:style-name="T7">domGetCSS(&lt;element&gt;,&lt;property&gt;);</text:span></text:span></text:p>
            <text:p text:style-name="P16"><text:span text:style-name="Source_20_Text"><text:span text:style-name="T7">dom</text:span></text:span><text:span text:style-name="Source_20_Text"><text:span text:style-name="T15">S</text:span></text:span><text:span text:style-name="Source_20_Text"><text:span text:style-name="T7">etCSS(&lt;element&gt;,&lt;property&gt;,&lt;value&gt;);</text:span></text:span></text:p>
            <text:p text:style-name="P16"><text:span text:style-name="Source_20_Text"><text:span text:style-name="T7">dom</text:span></text:span><text:span text:style-name="Source_20_Text"><text:span text:style-name="T15">S</text:span></text:span><text:span text:style-name="Source_20_Text"><text:span text:style-name="T7">etCSS(&lt;element&gt;,&lt;properties&gt;);</text:span></text:span></text:p>
            <text:p text:style-name="P16"><text:span text:style-name="Source_20_Text"><text:span text:style-name="T7">domFadeIn(&lt;element&gt;[, duration[,display]]);</text:span></text:span></text:p>
            <text:p text:style-name="P16"><text:span text:style-name="Source_20_Text"><text:span text:style-name="T7">domFadeOut(&lt;element&gt;[,duration]);</text:span></text:span></text:p>
            <text:p text:style-name="P16"><text:span text:style-name="Source_20_Text"><text:span text:style-name="T7">domFadeToggle(&lt;element&gt;[,duration[,display]]);</text:span></text:span></text:p>
            <text:p text:style-name="P16"><text:span text:style-name="Source_20_Text"><text:span text:style-name="T7">domShow(&lt;element&gt;[,display]);</text:span></text:span></text:p>
            <text:p text:style-name="P16"><text:span text:style-name="Source_20_Text"><text:span text:style-name="T7">domHide(&lt;element&gt;);</text:span></text:span></text:p>
            <text:p text:style-name="P16"><text:span text:style-name="Source_20_Text"><text:span text:style-name="T7">domToggle(&lt;element&gt;[,display]);</text:span></text:span></text:p>
            <text:p text:style-name="P16"><text:span text:style-name="Source_20_Text"><text:span text:style-name="T7">domOn(&lt;eventTarget&gt;,&lt;eventType&gt;,&lt;callback&gt;);</text:span></text:span></text:p>
            <text:p text:style-name="P16"><text:span text:style-name="Source_20_Text"><text:span text:style-name="T7">domOff(&lt;eventTarget&gt;,&lt;eventType&gt;,&lt;callback&gt;);</text:span></text:span></text:p>
            <text:p text:style-name="P16"><text:span text:style-name="Source_20_Text"><text:span text:style-name="T7">domTrigger(&lt;eventTarget&gt;,&lt;eventType&gt;);</text:span></text:span></text:p>
          </table:table-cell>
          <table:table-cell table:style-name="Táblázat3.C2" office:value-type="string">
            <text:p text:style-name="P5"><text:span text:style-name="Source_20_Text"><text:span text:style-name="T7">toFunction(&lt;function&gt;);</text:span></text:span></text:p>
            <text:p text:style-name="P5"><text:span text:style-name="Source_20_Text"><text:span text:style-name="T7">bind(&lt;function&gt;,&lt;context&gt;);</text:span></text:span></text:p>
            <text:p text:style-name="P5"><text:span text:style-name="Source_20_Text"><text:span text:style-name="T7">forEach(&lt;collection&gt;,&lt;callback&gt;);</text:span></text:span></text:p>
            <text:p text:style-name="P5"><text:span text:style-name="Source_20_Text"><text:span text:style-name="T16">e</text:span></text:span><text:span text:style-name="Source_20_Text"><text:span text:style-name="T7">ach(&lt;collection&gt;,&lt;callback&gt;);</text:span></text:span></text:p>
            <text:p text:style-name="P5"><text:span text:style-name="Source_20_Text"><text:span text:style-name="T7">map(&lt;collection&gt;,&lt;callback&gt;);</text:span></text:span></text:p>
            <text:p text:style-name="P5"><text:span text:style-name="Source_20_Text"><text:span text:style-name="T7">forIn(&lt;object&gt;,&lt;callback&gt;);</text:span></text:span></text:p>
            <text:p text:style-name="P5"><text:span text:style-name="Source_20_Text"><text:span text:style-name="T7">mapIn(&lt;object&gt;,&lt;callback&gt;);</text:span></text:span></text:p>
            <text:p text:style-name="P5"><text:span text:style-name="Source_20_Text"><text:span text:style-name="T7">toArray(&lt;object&gt;);</text:span></text:span></text:p>
            <text:p text:style-name="P1"><text:span text:style-name="Source_20_Text"><text:span text:style-name="T42">toObject(&lt;array&gt;);</text:span></text:span></text:p>
            <text:p text:style-name="P1"><text:span text:style-name="Source_20_Text"><text:span text:style-name="T42">hasOwn(&lt;object&gt;,&lt;property&gt;);</text:span></text:span></text:p>
          </table:table-cell>
        </table:table-row>
        <table:table-row>
          <table:covered-table-cell/>
          <table:table-cell table:style-name="Táblázat3.B3" table:number-columns-spanned="2" office:value-type="string">
            <text:p text:style-name="P21">AJAX and CORS</text:p>
          </table:table-cell>
          <table:covered-table-cell/>
        </table:table-row>
        <table:table-row>
          <table:covered-table-cell/>
          <table:table-cell table:style-name="Táblázat3.B4" table:number-columns-spanned="2" office:value-type="string">
            <text:p text:style-name="P6"><text:span text:style-name="Source_20_Text"><text:span text:style-name="T7">getAjax(&lt;url&gt;,&lt;format&gt;,&lt;success&gt;[,error[,user,&lt;password&gt;]</text:span></text:span><text:span text:style-name="Source_20_Text"><text:span text:style-name="T24">]</text:span></text:span><text:span text:style-name="Source_20_Text"><text:span text:style-name="T7">);</text:span></text:span></text:p>
            <text:p text:style-name="P15"><text:span text:style-name="Source_20_Text"><text:span text:style-name="T7">postAjax(&lt;url&gt;,&lt;data&gt;,&lt;format&gt;,&lt;success&gt;[,error[,user,&lt;password&gt;]</text:span></text:span><text:span text:style-name="Source_20_Text"><text:span text:style-name="T24">]</text:span></text:span><text:span text:style-name="Source_20_Text"><text:span text:style-name="T7">);</text:span></text:span></text:p>
            <text:p text:style-name="P15"><text:span text:style-name="Source_20_Text"><text:span text:style-name="T7">getCors(&lt;url&gt;,&lt;format&gt;,&lt;success&gt;[,error[,user,&lt;password&gt;]</text:span></text:span><text:span text:style-name="Source_20_Text"><text:span text:style-name="T24">]</text:span></text:span><text:span text:style-name="Source_20_Text"><text:span text:style-name="T7">);</text:span></text:span></text:p>
            <text:p text:style-name="P3"><text:span text:style-name="Source_20_Text"><text:span text:style-name="T43">postCors(&lt;url&gt;,&lt;data&gt;,&lt;format&gt;,&lt;success&gt;[,error[,user,&lt;password&gt;]</text:span></text:span><text:span text:style-name="Source_20_Text"><text:span text:style-name="T46">]</text:span></text:span><text:span text:style-name="Source_20_Text"><text:span text:style-name="T43">);</text:span></text:span></text:p>
            <text:p text:style-name="P2"><text:span text:style-name="Source_20_Text"><text:span text:style-name="T47">Shorthands:</text:span></text:span><text:span text:style-name="Source_20_Text"><text:span text:style-name="T45"> getJson(&lt;url&gt;,&lt;success&gt;);, getText(&lt;url&gt;,&lt;success&gt;);</text:span></text:span></text:p>
          </table:table-cell>
          <table:covered-table-cell/>
        </table:table-row>
        <table:table-row table:style-name="Táblázat3.5">
          <table:covered-table-cell/>
          <table:table-cell table:style-name="Táblázat3.B3" table:number-columns-spanned="2" office:value-type="string">
            <text:p text:style-name="P23">Cookie</text:p>
          </table:table-cell>
          <table:covered-table-cell/>
        </table:table-row>
        <table:table-row>
          <table:covered-table-cell/>
          <table:table-cell table:style-name="Táblázat3.B6" table:number-columns-spanned="2" office:value-type="string">
            <text:p text:style-name="P17"><text:span text:style-name="Source_20_Text"><text:span text:style-name="T7">setCookie(&lt;name&gt;,&lt;value&gt;[,hours[,path[,domain[,secure[,HttpOnly]]]]]);</text:span></text:span></text:p>
            <text:p text:style-name="P17"><text:span text:style-name="Source_20_Text"><text:span text:style-name="T7">getCookie([name]);</text:span></text:span></text:p>
            <text:p text:style-name="P17"><text:span text:style-name="Source_20_Text"><text:span text:style-name="T7">hasCookie(&lt;name&gt;);</text:span></text:span></text:p>
            <text:p text:style-name="P17"><text:span text:style-name="Source_20_Text"><text:span text:style-name="T7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3.B3" table:number-columns-spanned="2" office:value-type="string">
            <text:p text:style-name="P24"><text:span text:style-name="Source_20_Text"><text:span text:style-name="T44">Type checking</text:span></text:span></text:p>
          </table:table-cell>
          <table:covered-table-cell/>
        </table:table-row>
        <table:table-row>
          <table:covered-table-cell/>
          <table:table-cell table:style-name="Táblázat3.B8" table:number-columns-spanned="2" office:value-type="string">
            <text:p text:style-name="P9"><text:span text:style-name="Source_20_Text"><text:span text:style-name="T35">isString(&lt;value&gt;);, isChar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Number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Integer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Float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Numeric(</text:span></text:span><text:span text:style-name="Source_20_Text"><text:span text:style-name="T39">&lt;</text:span></text:span><text:span text:style-name="Source_20_Text"><text:span text:style-name="T35">v</text:span></text:span><text:span text:style-name="Source_20_Text"><text:span text:style-name="T39">alue&gt;</text:span></text:span><text:span text:style-name="Source_20_Text"><text:span text:style-name="T35">);, isBoolean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Object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 isEmptyObject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Function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Array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EmptyArray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Arraylike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Null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Undefined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NullOrUndefined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Primitive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Symbol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 </text:span></text:span><text:span text:style-name="Source_20_Text"><text:span text:style-name="T33">ES6</text:span></text:span><text:span text:style-name="Source_20_Text"><text:span text:style-name="T34">, </text:span></text:span><text:span text:style-name="Source_20_Text"><text:span text:style-name="T35">isMap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 </text:span></text:span><text:span text:style-name="Source_20_Text"><text:span text:style-name="T33">ES6</text:span></text:span><text:span text:style-name="Source_20_Text"><text:span text:style-name="T34">, </text:span></text:span><text:span text:style-name="Source_20_Text"><text:span text:style-name="T35">isSet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 </text:span></text:span><text:span text:style-name="Source_20_Text"><text:span text:style-name="T33">E</text:span></text:span><text:span text:style-name="Source_20_Text"><text:span text:style-name="T34">S</text:span></text:span><text:span text:style-name="Source_20_Text"><text:span text:style-name="T33">6</text:span></text:span><text:span text:style-name="Source_20_Text"><text:span text:style-name="T34">, </text:span></text:span><text:span text:style-name="Source_20_Text"><text:span text:style-name="T35">isDate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Regexp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</text:span></text:span><text:span text:style-name="Source_20_Text"><text:span text:style-name="T36">i</text:span></text:span><text:span text:style-name="Source_20_Text"><text:span text:style-name="T35">sElement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</text:span></text:span></text:p>
          </table:table-cell>
          <table:covered-table-cell/>
        </table:table-row>
      </table:table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22">Polyfills</text:p>
          </table:table-cell>
        </table:table-row>
        <table:table-row>
          <table:table-cell table:style-name="Táblázat4.A2" office:value-type="string">
            <text:p text:style-name="P8"><text:span text:style-name="Source_20_Text"><text:span text:style-name="T7">Array.from();, Array.of();, Object.create();, Object.assign();, ChildNode.after();, ChildNode.before();, ChildNode.remove();, ChildNode.replaceWith();, ParentNode.append();, ParentNode.prepend();, Array.prototype.includes();, String.prototype.includes();, NodeList.prototype.forEach();, Number.MIN_SAFE_INTEGER, Number.MAX_SAFE_INTEGER, Number.EPSILON, Number.isNaN();, isNaN();, Number.isInteger();, Number.isFinite();, Number.isSafeInteger();</text:span></text:span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511in" fo:margin-bottom="0.3535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07-23T19:32:23.644000000</dc:date>
    <meta:editing-duration>PT5H18M41S</meta:editing-duration>
    <meta:editing-cycles>105</meta:editing-cycles>
    <meta:generator>LibreOffice/6.0.3.2$Windows_X86_64 LibreOffice_project/8f48d515416608e3a835360314dac7e47fd0b821</meta:generator>
    <meta:document-statistic meta:table-count="2" meta:image-count="0" meta:object-count="0" meta:page-count="1" meta:paragraph-count="77" meta:word-count="198" meta:character-count="3455" meta:non-whitespace-character-count="3331"/>
  </office:meta>
</office:document-meta>
</file>